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3.65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  <style:map style:condition="is-true-formula(IF(FIND([.$G1];&quot;Sel OOC OSC MC RTC&quot;)&gt;0;1;0))" style:apply-style-name="Usable_20_Function" style:base-cell-address="Sheet1.A1"/>
    </style:style>
    <style:style style:name="ce2" style:family="table-cell" style:parent-style-name="Default">
      <style:map style:condition="is-true-formula(IF(FIND([.$G1];&quot;Sel OOC OSC MC RTC&quot;)&gt;0;1;0))" style:apply-style-name="Usable_20_Function" style:base-cell-address="Sheet1.A1"/>
    </style:style>
  </office:automatic-styles>
  <office:body>
    <office:spreadsheet>
      <table:calculation-settings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 calcext:value-type="string">
            <text:p>IRK CODE</text:p>
          </table:table-cell>
          <table:table-cell table:style-name="ce1"/>
          <table:table-cell table:style-name="ce1" office:value-type="string" calcext:value-type="string">
            <text:p>USB USAGE</text:p>
          </table:table-cell>
          <table:table-cell table:style-name="ce1" office:value-type="string" calcext:value-type="string">
            <text:p>USAGE PAGE</text:p>
          </table:table-cell>
          <table:table-cell table:number-columns-repeated="2" table:style-name="ce1" office:value-type="string" calcext:value-type="string">
            <text:p>USAGE</text:p>
          </table:table-cell>
          <table:table-cell table:style-name="ce1" office:value-type="string" calcext:value-type="string">
            <text:p>USAGE TYP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ux</text:p>
          </table:table-cell>
          <table:table-cell table:style-name="ce1" office:value-type="string" calcext:value-type="string">
            <text:p>yy</text:p>
          </table:table-cell>
          <table:table-cell table:style-name="ce1" office:value-type="string" calcext:value-type="string">
            <text:p>ppppuuuu</text:p>
          </table:table-cell>
          <table:table-cell table:style-name="ce1" office:value-type="string" calcext:value-type="string">
            <text:p>pppp</text:p>
          </table:table-cell>
          <table:table-cell table:style-name="ce1" office:value-type="string" calcext:value-type="string">
            <text:p>uuuu</text:p>
          </table:table-cell>
          <table:table-cell office:value-type="string" calcext:value-type="string">
            <text:p>(with SHIFT pressed)</text:p>
          </table:table-cell>
          <table:table-cell table:style-name="ce1" table:number-columns-repeated="2"/>
          <table:table-cell table:style-name="ce1" office:value-type="string" calcext:value-type="string">
            <text:p>Sel OSC OOC MC RTC</text:p>
          </table:table-cell>
          <table:table-cell table:style-name="ce1" table:number-columns-repeated="1015"/>
        </table:table-row>
        <table:table-row table:style-name="ro2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007000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No Ev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7000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rrorRollOv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07000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OSTFa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07000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rrorUndefin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07000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07000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07000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07000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07000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07000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7000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7000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07000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07000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07000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07000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7001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7001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007001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007001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07001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007001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07001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07001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07001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007001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007001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07001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007001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0007001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07001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07001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07002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07002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007002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07002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007002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007002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07002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07002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07002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07002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scap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007002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Backspac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007002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Tab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007002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paceba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0007002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007002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0007002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07003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07003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07003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Non-US #</text:p>
          </table:table-cell>
          <table:table-cell office:value-type="string" calcext:value-type="string">
            <text:p>Non-US ~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07003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07003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‘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07003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07003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07003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07003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007003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aps 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007003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007003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07003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007003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007003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007003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07004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07004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07004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9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007004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0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07004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1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007004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07004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rint Scree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07004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croll 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007004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007004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007004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007004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age U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007004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007004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007004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age Dow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07004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07005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07005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007005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007005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Num Lock</text:p>
          </table:table-cell>
          <table:table-cell office:value-type="string" calcext:value-type="string">
            <text:p>Keypad Clear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007005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/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07005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*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007005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-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007005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+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007005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Ent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007005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1</text:p>
          </table:table-cell>
          <table:table-cell office:value-type="string" calcext:value-type="string">
            <text:p>Keypad End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007005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2</text:p>
          </table:table-cell>
          <table:table-cell office:value-type="string" calcext:value-type="string">
            <text:p>Keypad Down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07005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3</text:p>
          </table:table-cell>
          <table:table-cell office:value-type="string" calcext:value-type="string">
            <text:p>Keypad PgDn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007005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4</text:p>
          </table:table-cell>
          <table:table-cell office:value-type="string" calcext:value-type="string">
            <text:p>Keypad Left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07005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5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007005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6</text:p>
          </table:table-cell>
          <table:table-cell office:value-type="string" calcext:value-type="string">
            <text:p>Keypad Right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0007005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7</text:p>
          </table:table-cell>
          <table:table-cell office:value-type="string" calcext:value-type="string">
            <text:p>Keypad Home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007006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8</text:p>
          </table:table-cell>
          <table:table-cell office:value-type="string" calcext:value-type="string">
            <text:p>Keypad Up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007006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9</text:p>
          </table:table-cell>
          <table:table-cell office:value-type="string" calcext:value-type="string">
            <text:p>Keypad PgUp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007006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0</text:p>
          </table:table-cell>
          <table:table-cell office:value-type="string" calcext:value-type="string">
            <text:p>Keypad Ins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07006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.</text:p>
          </table:table-cell>
          <table:table-cell office:value-type="string" calcext:value-type="string">
            <text:p>Keypad Del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007006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007006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007006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0007006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=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007006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3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007006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4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007006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5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007006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6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007006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7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0007006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8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007006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19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007006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20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007007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21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007007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22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0007007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23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0007007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24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007007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07007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07007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0007007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ele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007007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007007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Agai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0007007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007007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007007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0007007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007007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0007007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07008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Volume U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007008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Volume Dow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007008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ocking Caps 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007008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ocking Num 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007008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ocking Scroll 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007008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,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007008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=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007008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1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007008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2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007008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3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007008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4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007008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5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007008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6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007008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7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0007008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8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007008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International9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007009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1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007009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2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007009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3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007009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4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007009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5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007009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6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007009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7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07009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8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007009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NG9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07009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Alternate Eras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007009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ysReq/Atten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007009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ance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007009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lea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007009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007009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0007009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Separat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00700A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0700A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Op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00700A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lear/Agai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00700A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Sel/Prop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00700A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xSe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00700A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00700A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000700A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00700A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00700A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00700A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00700A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00700A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000700A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000700A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00700A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00700B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00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000700B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000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00700B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Thousands Separat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00700B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ecimal Separat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0700B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urrency Uni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00700B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urrency Sub-uni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00700B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(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00700B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)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00700B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{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00700B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}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0700B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Tab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000700B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Backspac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0700B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A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00700B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B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00700B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C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000700B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0700C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00700C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F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00700C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X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00700C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^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00700C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%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00700C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&lt;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00700C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&gt;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00700C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&amp;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0700C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&amp;&amp;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00700C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|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00700C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||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0700C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: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0700C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#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00700C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Spac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00700C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@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000700C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!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00700D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Memory Stor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000700D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Memory Recal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000700D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Memory Clea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00700D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Memory Ad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00700D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Memory Subtra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00700D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Memory Multipl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0700D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Memory Divid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000700D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+/-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00700D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Clea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000700D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Clear Entr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00700D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Binar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000700D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Oct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00700D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Decim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000700D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Keypad Hexadecim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00700D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000700D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00700E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eft Control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000700E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eft Shift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000700E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eft Alt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00700E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eft GUI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00700E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ight Control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000700E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ight Shift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000700E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ight Alt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00700E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ight GUI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00700E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000700E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000700E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000700E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00700E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000700E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00700E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000700E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00700F0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00700F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00700F2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00700F3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00700F4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00700F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000700F6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000700F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00700F8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00700F9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00700FA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00700FB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0700FC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000700F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00700F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0700FF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Reser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Undefi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Pointer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Phys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010002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010004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Joystick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010005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Game Pad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010006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010007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Keypad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010008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Multi-axis Controller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010009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Tablet PC System Controls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01000C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Wireless Radio Controls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010030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010031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010032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010033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Rx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010034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Ry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010035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Rz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010036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lider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010037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Dial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010038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0010039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Hat switch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001003A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Counted Buffer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001003B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Byte Count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01003C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Motion Wakeu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001003D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001003E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elect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010040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Vx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010041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Vy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010042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Vz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0010043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Vbrx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010044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Vbry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0010045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Vbrz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010046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Vno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010047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Feature Notification</text:p>
          </table:table-cell>
          <table:table-cell/>
          <table:table-cell office:value-type="string" calcext:value-type="string">
            <text:p>DVDF</text:p>
          </table:table-cell>
          <table:table-cell office:value-type="string" calcext:value-type="string">
            <text:p>Dynamic Value/Fl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0010048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Resolution Multiplier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ynamic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010080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Control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0010081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Power Down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0010082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Slee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0010083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Wake U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0010084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Context Menu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0010085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ain Menu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0010086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App Menu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0010087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enu Hel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0010088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enu Exi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0010089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enu Selec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001008A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enu Righ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001008B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enu Lef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001008C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enu Up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001008D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Menu Down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0001008E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Cold Restar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001008F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Warm Restar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0010090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D-pad Up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0010091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D-pad Down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0010092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D-pad Right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0010093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D-pad Left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00100A0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oc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0100A1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Undoc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00100A2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Setu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00100A3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Brea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00100A4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ebugger Brea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00100A5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Application Brea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00100A6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Application Debugger Brea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000100A7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Speaker Mut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00100A8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Hibernat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00100B0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Inver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000100B1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Internal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00100B2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External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00100B3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Both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0100B4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Dual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00100B5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Toggle Int/Ex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00100B6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Swap Primary/Secondary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00100B7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System Display LCD Autoscal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00100C6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Wireless Radio Button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00100C7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Wireless Radio LED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0100C8</text:p>
          </table:table-cell>
          <table:table-cell office:value-type="string" calcext:value-type="string">
            <text:p>Generic Desktop</text:p>
          </table:table-cell>
          <table:table-cell office:value-type="string" calcext:value-type="string">
            <text:p>Wireless Radio Slider Switch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C0000</text:p>
          </table:table-cell>
          <table:table-cell office:value-type="string" calcext:value-type="string">
            <text:p>Consumer De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C000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onsumer Control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0C000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Numeric Key Pad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0C000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rogrammable Buttons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0C000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icrophone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0C000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Headphone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0C000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Graphic Equalizer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pplication Collection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20</text:p>
          </table:table-cell>
          <table:table-cell office:value-type="string" calcext:value-type="string">
            <text:p>000C002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0C002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+100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00C002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M/PM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0C003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0C003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0C003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0C003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leep After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0C003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leep Mode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0C003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Illumination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0C003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Function Buttons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0C004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0C004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Pic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0C004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U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00C004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Down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0C004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Lef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00C004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Righ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0C004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Escap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0C004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Value Increas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00C004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nu Value Decreas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00C006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ata On Screen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00C006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losed Caption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00C006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losed Caption Selec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0C006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VCR/TV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00C006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roadcast Mod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00C006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napsho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00C006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till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000C006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icture-in-Picture Toggl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00C006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icture-in-Picture Swa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00C006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d Menu Button</text:p>
          </table:table-cell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Momentary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00C006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Green Menu Button</text:p>
          </table:table-cell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Momentary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00C006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lue Menu Button</text:p>
          </table:table-cell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Momentary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00C006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Yellow Menu Button</text:p>
          </table:table-cell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Momentary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000C006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spec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00C006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3D Mode Selec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00C006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isplay Brightness In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00C007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isplay Brightness De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00C007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isplay Brightness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000C007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isplay Backlight Toggle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000C007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isplay Set Brightness to Minimum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00C007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isplay Set Brightness to Maximum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0C007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isplay Set Auto Brightness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0C008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election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00C008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ssign Selection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00C008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ode Ste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00C008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call Las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00C008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Enter Channel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00C008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Order Movi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00C008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00C008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ion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00C008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Comput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00C008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TV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00C008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WW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00C008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DV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00C008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Telephon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00C008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Program Guid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000C008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Video Phon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00C008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Game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00C009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Message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00C009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C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00C009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VC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00C009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Tun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00C009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00C009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00C009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Tap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0C009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Cabl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00C009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Satelli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0C009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Securit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00C009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Hom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00C009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Cal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00C009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Incremen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00C009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Decremen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00C009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a Select SA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00C00A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VCR Plus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0C00A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Onc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00C00A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aily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00C00A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Weekly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00C00A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onthly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00C00B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000C00B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00C00B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cord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00C00B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Fast Forward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0C00B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wind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00C00B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can Next Trac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00C00B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can Previous Trac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00C00B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00C00B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Ejec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00C00B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andom Play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0C00B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elect Disc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000C00B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Enter Disc</text:p>
          </table:table-cell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Momentary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0C00B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pea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00C00B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Tracking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00C00B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Track Normal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000C00B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low Tracking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0C00C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Frame Forward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00C00C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Frame Back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00C00C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00C00C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lear Mar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00C00C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peat From Mark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00C00C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eturn To Mark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00C00C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earch Mark Forward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00C00C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earch Mark Backwards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0C00C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ounter Rese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00C00C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how Counter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00C00C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Tracking In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0C00C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Tracking De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0C00C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top/Ejec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00C00C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lay/Paus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000C00C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lay/Skip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000C00C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Voice Command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00C00E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000C00E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000C00E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ute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000C00E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00C00E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Treble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000C00E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ass Boost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000C00E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urround Mode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00C00E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Loudness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00C00E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PX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000C00E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Volume In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000C00E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Volume De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00C00F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peed Selec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00C00F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layback Speed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000C00F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tandard Pla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00C00F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Long Pla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00C00F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Extended Pla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000C00F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C010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Fan Enable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C010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Fan Speed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0C010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Light Enable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0C010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Light Illumination Level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0C010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limate Control Enable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0C010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Room Temperature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0C010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ecurity Enable</text:p>
          </table:table-cell>
          <table:table-cell/>
          <table:table-cell office:value-type="string" calcext:value-type="string">
            <text:p>OOC</text:p>
          </table:table-cell>
          <table:table-cell office:value-type="string" calcext:value-type="string">
            <text:p>On/Off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0C010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Fire Alarm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0C010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olice Alarm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0C010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Proximity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0C010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otion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0C010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Duress Alarm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0C010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Holdup Alarm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00C010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Medical Alarm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0C015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alance Righ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0C015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alance Lef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00C015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ass In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00C015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Bass De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00C015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Treble In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0C015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Treble Decrement</text:p>
          </table:table-cell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Re-Trigge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00C016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peaker System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00C016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Left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00C016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Right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0C016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Center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00C016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Front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00C016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Center Front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00C016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Side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000C016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Surround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00C016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Low Frequency Enhancement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00C016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Top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00C016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Channel Unknown</text:p>
          </table:table-cell>
          <table:table-cell/>
          <table:table-cell office:value-type="string" calcext:value-type="string">
            <text:p>CL</text:p>
          </table:table-cell>
          <table:table-cell office:value-type="string" calcext:value-type="string">
            <text:p>Logical Colle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00C017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ub-channel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00C017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ub-channel Incremen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000C017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Sub-channel Decremen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000C017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ternate Audio Incremen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00C017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ternate Audio Decrement</text:p>
          </table:table-cell>
          <table:table-cell/>
          <table:table-cell office:value-type="string" calcext:value-type="string">
            <text:p>OSC</text:p>
          </table:table-cell>
          <table:table-cell office:value-type="string" calcext:value-type="string">
            <text:p>One Shot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0C018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pplication Launch Buttons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00C018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Launch Button Configuration Too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00C018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Programmable Button Configura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00C018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onsumer Control Configura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00C018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Word Process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00C018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Text Edit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00C018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Spreadshee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00C018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Graphics Edit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00C018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Presentation Ap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00C018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Database Ap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00C018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Email Read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00C018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Newsread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00C018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Voicemai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00C018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ontacts/Address Boo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000C018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alendar/Schedul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00C018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Task/Project Manag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00C019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Log/Journal/Timecar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00C019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heckbook/Financ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00C019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alculat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00C019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A/V Capture/Playba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00C019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Local Machine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00C019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LAN/WAN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00C019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Internet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0C019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Remote Networking/ISP Conne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00C019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Network Conferenc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0C019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Network Cha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00C019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Telephony/Dial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00C019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Log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00C019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Logoff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00C019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Logon/Logoff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00C019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Terminal Lock/Screensav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000C019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ontrol Pane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00C01A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ommand Line Processor/Ru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00C01A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Process/Task Manag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00C01A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Select Task/Applica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00C01A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Next Task/Applica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00C01A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Previous Task/Applica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000C01A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Preemptive Halt Task/Applica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000C01A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Integrated Help Cent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000C01A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Document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00C01A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Thesauru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00C01A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Dictionar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00C01A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Deskto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000C01A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Spell Che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000C01A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Grammar Che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000C01A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Wireless Statu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000C01A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Keyboard Layou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000C01A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Virus Protec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00C01B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Encryptio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000C01B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Screen Sav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000C01B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Alarm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00C01B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0C01B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File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000C01B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Power Statu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00C01B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Image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000C01B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Audio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000C01B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Movie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00C01B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Digital Rights Manag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00C01B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Digital Walle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0C01B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Instant Messaging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00C01B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OEM Features/Tips/Tutorial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00C01B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OEM Hel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000C01B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Online Communit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0C01C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Entertainment Content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00C01C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Online Shopping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00C01C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SmartCard Information/Hel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00C01C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Market Monitor/Finance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00C01C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Customized Corporate News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00C01C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Online Activity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00C01C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Research/Search Brows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00C01C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L Audio Play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C020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Generic GUI Application Controls</text:p>
          </table:table-cell>
          <table:table-cell/>
          <table:table-cell office:value-type="string" calcext:value-type="string">
            <text:p>NAry</text:p>
          </table:table-cell>
          <table:table-cell office:value-type="string" calcext:value-type="string">
            <text:p>Named Ar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0C020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Ne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0C020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Ope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0C020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los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0C020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Exi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0C020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Maximiz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0C020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Minimiz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0C020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av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0C020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rin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0C020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ropertie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00C021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Undo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000C021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op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000C021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u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000C021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as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000C021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Al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0C021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in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0C022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ind and Replac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00C022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arch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000C022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Go To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00C022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Hom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00C022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Ba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00C022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orwar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00C022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to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00C022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fresh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0C022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revious Lin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00C022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Next Lin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00C022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Bookmark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000C022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Histor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00C022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ubscription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000C022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Zoom I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000C022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Zoom Ou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000C022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Zoom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00C023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ull Screen Vie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00C023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Normal Vie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0C023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View Toggl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0C023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croll U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00C023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croll Dow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00C023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croll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00C023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an Lef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00C023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an Righ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00C023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an</text:p>
          </table:table-cell>
          <table:table-cell/>
          <table:table-cell office:value-type="string" calcext:value-type="string">
            <text:p>LC</text:p>
          </table:table-cell>
          <table:table-cell office:value-type="string" calcext:value-type="string">
            <text:p>Linear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000C023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New Windo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00C023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Tile Horizontall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00C023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Tile Verticall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0C023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orma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00C023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Edi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00C023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Bol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00C023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talic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0C024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Underlin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0C024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trikethrough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000C024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ubscrip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00C024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uperscrip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00C024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All Cap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000C024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ota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0C024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siz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00C024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lip horizont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000C024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lip Vertic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000C024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Mirror Horizont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00C024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Mirror Vertic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00C024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ont Sele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000C024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ont Colo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00C024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ont Siz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000C024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Lef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000C024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Center H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0C025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Righ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00C025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Block H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00C025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Top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00C025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Center V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00C025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Bottom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00C025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Justify Block V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00C025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dent Decreas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00C025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dent Increas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00C025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Numbered Lis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000C025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start Numbering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00C025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Bulleted Lis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00C025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romo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00C025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Demo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0C025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Ye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00C025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No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000C025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ance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00C026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atalog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000C026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Buy/Checkou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000C026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Add to Car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0C026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Expan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00C026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Expand Al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00C026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ollaps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00C026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ollapse Al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000C026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rint Previe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00C026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aste Specia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000C026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sert Mod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00C026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Delet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00C026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00C026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Un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000C026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Prote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00C026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Unprote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00C026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Attach Commen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00C027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Delete Commen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000C027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View Commen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000C027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Wor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000C027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Sentenc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000C027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Paragraph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000C027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Colum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000C027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Ro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000C027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Tabl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00C027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Obje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000C027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do/Repea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000C027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or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000C027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ort Ascending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00C027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ort Descending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000C027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ilter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00C027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t C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000C027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View Clock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0C028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lect Time Zon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000C028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Edit Time Zone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00C028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t Alarm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000C028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Clear Alarm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00C028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nooze Alarm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00C028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set Alarm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00C028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ynchroniz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00C028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nd/Receiv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00C028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nd To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000C028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pl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000C028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ply Al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000C028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Forward Msg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00C028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n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00C028D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Attach Fil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000C028E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Upload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000C028F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Download (Save Target As)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00C0290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et Borders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000C0291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sert Row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000C0292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sert Column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000C0293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sert Fil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00C0294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sert Pictur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000C0295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sert Objec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00C0296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Insert Symbol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0C0297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ave and Clos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00C0298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Renam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000C0299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Merge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00C029A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Split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000C029B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Distribute Horizontall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00C029C</text:p>
          </table:table-cell>
          <table:table-cell office:value-type="string" calcext:value-type="string">
            <text:p>Consumer Device</text:p>
          </table:table-cell>
          <table:table-cell office:value-type="string" calcext:value-type="string">
            <text:p>AC Distribute Vertically</text:p>
          </table:table-cell>
          <table:table-cell/>
          <table:table-cell office:value-type="string" calcext:value-type="string">
            <text:p>Sel</text:p>
          </table:table-cell>
          <table:table-cell office:value-type="string" calcext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yy</text:p>
          </table:table-cell>
          <table:table-cell table:number-columns-repeated="2"/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Set the IRK! device address (default is AA, broadcast is FF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Power Switch (the two IRK! header pins marked PWR will become low impedance for about 50 m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Reset Switch (the two IRK! header pins marked RST will become low impedance for about 50 m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initialise USB (IRK! will re-register itself to the host operating syste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Set LCD back light o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Set LCD back light 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Set LCD back light delay in secon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Set IRK! debug mode on (displays debug information on the LC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Set IRK! debug mode off (LCD reverts to norm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Unimpleme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RK! Local Function</text:p>
          </table:table-cell>
          <table:table-cell office:value-type="string" calcext:value-type="string">
            <text:p>Reset Switch (the two IRK! header pins marked AUX will become low impedance for about 50 ms)</text:p>
          </table:table-cell>
          <table:table-cell table:number-columns-repeated="1019"/>
        </table:table-row>
        <table:table-row table:style-name="ro1" table:number-rows-repeated="104783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Usable Function" calcext:value="formula-is(IF(FIND([.$G1];&quot;Sel OOC OSC MC RTC&quot;)&gt;0;1;0)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1P2" style:volatile="true">
      <number:fill-character> </number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33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sable_20_Function" style:display-name="Usable Function" style:family="table-cell" style:parent-style-name="Default">
      <style:table-cell-properties fo:background-color="#e6e64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 style:data-style-name="N2" text:time-value="0000-00-00T00:00:02.068726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3-12-07T11:28:04.398149452</meta:creation-date>
    <dc:date>2013-12-10T14:10:47.525574102</dc:date>
    <dc:creator>Andrew </dc:creator>
    <meta:editing-duration>PT1H8M51S</meta:editing-duration>
    <meta:editing-cycles>9</meta:editing-cycles>
    <meta:generator>LibreOffice/4.1.2.3$Linux_X86_64 LibreOffice_project/410m0$Build-3</meta:generator>
    <meta:document-statistic meta:table-count="1" meta:cell-count="5080" meta:object-count="0"/>
  </office:meta>
</office:document-meta>
</file>